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2cm" svg:y="2.2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Sss, this is henry castro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05:39:39.356000000</meta:creation-date>
    <meta:generator>Collabora_OfficeDev/5.3.10.18$Linux_X86_64 LibreOffice_project/db9c2388b5d15e7ffc6a4298307342a57958b8e1</meta:generator>
    <dc:date>2017-07-09T19:01:12.651823323</dc:date>
    <meta:editing-duration>PT2M31S</meta:editing-duration>
    <meta:editing-cycles>2</meta:editing-cycles>
    <meta:document-statistic meta:object-count="25"/>
  </office:meta>
</office:document-meta>
</file>